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900776386" calcext:value-type="float">
            <text:p>1,900776386</text:p>
          </table:table-cell>
          <table:table-cell office:value-type="float" office:value="0.3803474903" calcext:value-type="float">
            <text:p>0,3803474903</text:p>
          </table:table-cell>
          <table:table-cell office:value-type="float" office:value="0.01553618815" calcext:value-type="float">
            <text:p>0,0155361882</text:p>
          </table:table-cell>
          <table:table-cell office:value-type="float" office:value="0.0009157509194" calcext:value-type="float">
            <text:p>0,00091575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1" calcext:value-type="float">
            <text:p>34491</text:p>
          </table:table-cell>
          <table:table-cell office:value-type="float" office:value="1.779785752" calcext:value-type="float">
            <text:p>1,779785752</text:p>
          </table:table-cell>
          <table:table-cell office:value-type="float" office:value="0.4029096067" calcext:value-type="float">
            <text:p>0,4029096067</text:p>
          </table:table-cell>
          <table:table-cell office:value-type="float" office:value="0.003837058786" calcext:value-type="float">
            <text:p>0,0038370588</text:p>
          </table:table-cell>
          <table:table-cell office:value-type="float" office:value="0.00019334018" calcext:value-type="float">
            <text:p>0,00019334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6" calcext:value-type="float">
            <text:p>35176</text:p>
          </table:table-cell>
          <table:table-cell office:value-type="float" office:value="1.241816401" calcext:value-type="float">
            <text:p>1,241816401</text:p>
          </table:table-cell>
          <table:table-cell office:value-type="float" office:value="0.5460249186" calcext:value-type="float">
            <text:p>0,5460249186</text:p>
          </table:table-cell>
          <table:table-cell office:value-type="float" office:value="0.00164754258" calcext:value-type="float">
            <text:p>0,0016475426</text:p>
          </table:table-cell>
          <table:table-cell table:style-name="ce1" office:value-type="float" office:value="0.00008748013352" calcext:value-type="float">
            <text:p>8,7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36" calcext:value-type="float">
            <text:p>35536</text:p>
          </table:table-cell>
          <table:table-cell office:value-type="float" office:value="1.244538784" calcext:value-type="float">
            <text:p>1,244538784</text:p>
          </table:table-cell>
          <table:table-cell office:value-type="float" office:value="0.5266714692" calcext:value-type="float">
            <text:p>0,5266714692</text:p>
          </table:table-cell>
          <table:table-cell office:value-type="float" office:value="0.001298682531" calcext:value-type="float">
            <text:p>0,0012986825</text:p>
          </table:table-cell>
          <table:table-cell table:style-name="ce1" office:value-type="float" office:value="0.00004328941941" calcext:value-type="float">
            <text:p>4,3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82" calcext:value-type="float">
            <text:p>35782</text:p>
          </table:table-cell>
          <table:table-cell office:value-type="float" office:value="1.348332286" calcext:value-type="float">
            <text:p>1,348332286</text:p>
          </table:table-cell>
          <table:table-cell office:value-type="float" office:value="0.5539596677" calcext:value-type="float">
            <text:p>0,5539596677</text:p>
          </table:table-cell>
          <table:table-cell office:value-type="float" office:value="0.0009886802873" calcext:value-type="float">
            <text:p>0,0009886803</text:p>
          </table:table-cell>
          <table:table-cell table:style-name="ce1" office:value-type="float" office:value="0.00008597220585" calcext:value-type="float">
            <text:p>8,6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83" calcext:value-type="float">
            <text:p>35983</text:p>
          </table:table-cell>
          <table:table-cell office:value-type="float" office:value="1.318253279" calcext:value-type="float">
            <text:p>1,318253279</text:p>
          </table:table-cell>
          <table:table-cell office:value-type="float" office:value="0.5460996032" calcext:value-type="float">
            <text:p>0,5460996032</text:p>
          </table:table-cell>
          <table:table-cell office:value-type="float" office:value="0.001168224262" calcext:value-type="float">
            <text:p>0,0011682243</text:p>
          </table:table-cell>
          <table:table-cell table:style-name="ce1" office:value-type="float" office:value="0.00009972646512" calcext:value-type="float">
            <text:p>9,9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50" calcext:value-type="float">
            <text:p>36250</text:p>
          </table:table-cell>
          <table:table-cell office:value-type="float" office:value="1.449735641" calcext:value-type="float">
            <text:p>1,449735641</text:p>
          </table:table-cell>
          <table:table-cell office:value-type="float" office:value="0.4309287071" calcext:value-type="float">
            <text:p>0,4309287071</text:p>
          </table:table-cell>
          <table:table-cell office:value-type="float" office:value="0.001230168855" calcext:value-type="float">
            <text:p>0,0012301689</text:p>
          </table:table-cell>
          <table:table-cell office:value-type="float" office:value="0.0001131189711" calcext:value-type="float">
            <text:p>0,0001131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79" calcext:value-type="float">
            <text:p>36479</text:p>
          </table:table-cell>
          <table:table-cell office:value-type="float" office:value="1.289026976" calcext:value-type="float">
            <text:p>1,289026976</text:p>
          </table:table-cell>
          <table:table-cell office:value-type="float" office:value="0.5376848578" calcext:value-type="float">
            <text:p>0,5376848578</text:p>
          </table:table-cell>
          <table:table-cell office:value-type="float" office:value="0.00137684925" calcext:value-type="float">
            <text:p>0,0013768493</text:p>
          </table:table-cell>
          <table:table-cell table:style-name="ce1" office:value-type="float" office:value="0.00008429689478" calcext:value-type="float">
            <text:p>8,4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815" calcext:value-type="float">
            <text:p>36815</text:p>
          </table:table-cell>
          <table:table-cell office:value-type="float" office:value="1.301133752" calcext:value-type="float">
            <text:p>1,301133752</text:p>
          </table:table-cell>
          <table:table-cell office:value-type="float" office:value="0.4968913794" calcext:value-type="float">
            <text:p>0,4968913794</text:p>
          </table:table-cell>
          <table:table-cell office:value-type="float" office:value="0.001823369763" calcext:value-type="float">
            <text:p>0,0018233698</text:p>
          </table:table-cell>
          <table:table-cell office:value-type="float" office:value="0.0002087828034" calcext:value-type="float">
            <text:p>0,00020878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84" calcext:value-type="float">
            <text:p>37184</text:p>
          </table:table-cell>
          <table:table-cell office:value-type="float" office:value="1.75941503" calcext:value-type="float">
            <text:p>1,75941503</text:p>
          </table:table-cell>
          <table:table-cell office:value-type="float" office:value="0.3814919889" calcext:value-type="float">
            <text:p>0,3814919889</text:p>
          </table:table-cell>
          <table:table-cell office:value-type="float" office:value="0.00241116574" calcext:value-type="float">
            <text:p>0,0024111657</text:p>
          </table:table-cell>
          <table:table-cell office:value-type="float" office:value="0.0003857865231" calcext:value-type="float">
            <text:p>0,000385786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632814287" calcext:value-type="float">
            <text:p>1,4632814287</text:p>
          </table:table-cell>
          <table:table-cell table:formula="of:=AVERAGE([.D2:.D11])" office:value-type="float" office:value="0.48030096889" calcext:value-type="float">
            <text:p>0,4803009689</text:p>
          </table:table-cell>
          <table:table-cell table:formula="of:=AVERAGE([.E2:.E11])" office:value-type="float" office:value="0.00313179302043" calcext:value-type="float">
            <text:p>0,003131793</text:p>
          </table:table-cell>
          <table:table-cell table:formula="of:=AVERAGE([.F2:.F11])" office:value-type="float" office:value="0.000221754451568" calcext:value-type="float">
            <text:p>0,000221754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08:56:23.956328133</dc:date>
    <meta:document-statistic meta:table-count="1" meta:cell-count="70" meta:object-count="0"/>
    <meta:generator>LibreOffice/4.1.5.3$Linux_X86_64 LibreOffice_project/410m0$Build-3</meta:generator>
  </office:meta>
</office:document-meta>
</file>